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1" style:family="table">
      <style:table-properties style:width="18.401cm" fo:margin-left="0.191cm" fo:margin-top="0cm" fo:margin-bottom="0cm" table:align="left" style:writing-mode="lr-tb"/>
    </style:style>
    <style:style style:name="Table1.A" style:family="table-column">
      <style:table-column-properties style:column-width="5.893cm"/>
    </style:style>
    <style:style style:name="Table1.B" style:family="table-column">
      <style:table-column-properties style:column-width="0.3cm"/>
    </style:style>
    <style:style style:name="Table1.C" style:family="table-column">
      <style:table-column-properties style:column-width="6.315cm"/>
    </style:style>
    <style:style style:name="Table1.1" style:family="table-row">
      <style:table-row-properties style:min-row-height="5.39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officeooo:paragraph-rsid="001cb769" style:font-weight-asian="bold"/>
    </style:style>
    <style:style style:name="P2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paragraph-rsid="001cb769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officeooo:rsid="001cb769" officeooo:paragraph-rsid="001cb769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language="id" fo:country="ID" officeooo:paragraph-rsid="001cb769"/>
    </style:style>
    <style:style style:name="P5" style:family="paragraph" style:parent-style-name="Standard">
      <style:paragraph-properties fo:line-height="150%"/>
      <style:text-properties style:font-name="Liberation Serif" fo:language="id" fo:country="ID" officeooo:paragraph-rsid="001cb769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language="id" fo:country="ID" officeooo:rsid="001cb769" officeooo:paragraph-rsid="001cb769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officeooo:paragraph-rsid="001cb769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erif" officeooo:paragraph-rsid="001cb769"/>
    </style:style>
    <style:style style:name="P9" style:family="paragraph" style:parent-style-name="Standard">
      <style:text-properties style:font-name="Liberation Serif" officeooo:paragraph-rsid="001cb769"/>
    </style:style>
    <style:style style:name="P10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officeooo:paragraph-rsid="001cb769"/>
    </style:style>
    <style:style style:name="P11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1cb769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officeooo:paragraph-rsid="001cb769" style:font-name-asian="Times New Roman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1cb769" officeooo:paragraph-rsid="001cb769" style:font-name-asian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1d0e54" officeooo:paragraph-rsid="001d0e54" style:font-name-asian="Times New Roman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language="id" fo:country="ID" officeooo:rsid="001d0e54" officeooo:paragraph-rsid="001d2f57" style:font-name-asian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language="id" fo:country="ID" officeooo:rsid="001d0e54" officeooo:paragraph-rsid="001d0e54" style:font-name-asian="Times New Roman" style:font-name-complex="Times New Roman"/>
    </style:style>
    <style:style style:name="P1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language="id" fo:country="ID" fo:font-weight="bold" officeooo:rsid="001d0e54" officeooo:paragraph-rsid="001d0e54" style:font-name-asian="Times New Roman" style:font-weight-asian="bold" style:font-name-complex="Times New Roman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language="id" fo:country="ID" fo:font-weight="bold" officeooo:rsid="001d2f57" officeooo:paragraph-rsid="001d2f57" style:font-name-asian="Times New Roman" style:font-weight-asian="bold" style:font-name-complex="Times New Roman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officeooo:paragraph-rsid="001cb769" style:font-name-asian="Times New Roman" style:font-name-complex="Times New Roman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cb769"/>
    </style:style>
    <style:style style:name="P23" style:family="paragraph" style:parent-style-name="Standard">
      <style:paragraph-properties fo:margin-top="0cm" fo:margin-bottom="0cm" loext:contextual-spacing="false" fo:line-height="115%"/>
      <style:text-properties style:font-name="Liberation Serif" fo:font-weight="bold" officeooo:paragraph-rsid="001cb769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" style:font-name-complex="Times New Roman"/>
    </style:style>
    <style:style style:name="P25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type="double" style:text-underline-width="auto" style:text-underline-color="font-color" fo:font-weight="bold" officeooo:rsid="00012d94" officeooo:paragraph-rsid="001d521c" style:font-name-asian="Times New Roman" style:font-weight-asian="bold" style:font-name-complex="Times New Roman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officeooo:rsid="001d0e54" officeooo:paragraph-rsid="001d0e54" style:font-name-asian="Times New Roman" style:font-weight-asian="bold" style:font-name-complex="Times New Roman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officeooo:rsid="001d521c" officeooo:paragraph-rsid="001d521c" style:font-name-asian="Times New Roman" style:font-weight-asian="bold" style:font-name-complex="Times New Roman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language="id" fo:country="ID" fo:font-weight="bold" officeooo:rsid="001d521c" officeooo:paragraph-rsid="001d521c" style:font-name-asian="Times New Roman" style:font-weight-asian="bold" style:font-name-complex="Times New Roman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officeooo:rsid="001d2f57" officeooo:paragraph-rsid="001d0e54" style:font-name-asian="Times New Roman" style:font-weight-asian="bold" style:font-name-complex="Times New Roman" style:font-weight-complex="bold"/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id" fo:country="ID"/>
    </style:style>
    <style:style style:name="T2" style:family="text">
      <style:text-properties fo:language="id" fo:country="ID" fo:font-weight="bold" style:font-weight-asian="bold"/>
    </style:style>
    <style:style style:name="T3" style:family="text">
      <style:text-properties fo:language="id" fo:country="ID" fo:font-weight="bold" officeooo:rsid="001cb769" style:font-weight-asian="bold"/>
    </style:style>
    <style:style style:name="T4" style:family="text">
      <style:text-properties fo:language="id" fo:country="ID" officeooo:rsid="00012d94"/>
    </style:style>
    <style:style style:name="T5" style:family="text">
      <style:text-properties fo:language="id" fo:country="ID" officeooo:rsid="00114773"/>
    </style:style>
    <style:style style:name="T6" style:family="text">
      <style:text-properties fo:language="id" fo:country="ID" officeooo:rsid="00012d94" style:font-name-asian="Times New Roman" style:font-name-complex="Times New Roman"/>
    </style:style>
    <style:style style:name="T7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8" style:family="text">
      <style:text-properties fo:font-size="14pt" fo:language="id" fo:country="ID" fo:font-weight="bold" officeooo:rsid="000c1c60" style:font-size-asian="14pt" style:font-weight-asian="bold" style:font-size-complex="14pt"/>
    </style:style>
    <style:style style:name="T9" style:family="text">
      <style:text-properties fo:font-size="14pt" fo:language="id" fo:country="ID" fo:font-weight="bold" officeooo:rsid="001d521c" style:font-size-asian="14pt" style:font-weight-asian="bold" style:font-size-complex="14pt"/>
    </style:style>
    <style:style style:name="T10" style:family="text">
      <style:text-properties fo:font-size="12pt" fo:language="id" fo:country="ID" fo:font-weight="bold" officeooo:rsid="00012d94" style:font-size-asian="12pt" style:font-weight-asian="bold" style:font-size-complex="12pt"/>
    </style:style>
    <style:style style:name="T11" style:family="text">
      <style:text-properties fo:font-size="12pt" fo:language="id" fo:country="ID" fo:font-weight="bold" officeooo:rsid="000c1c60" style:font-size-asian="12pt" style:font-weight-asian="bold" style:font-size-complex="12pt"/>
    </style:style>
    <style:style style:name="T12" style:family="text">
      <style:text-properties fo:font-size="12pt" fo:language="id" fo:country="ID" fo:font-weight="bold" officeooo:rsid="00012d94" style:font-name-asian="Times New Roman" style:font-size-asian="12pt" style:font-weight-asian="bold" style:font-name-complex="Times New Roman" style:font-size-complex="12pt"/>
    </style:style>
    <style:style style:name="T13" style:family="text">
      <style:text-properties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14" style:family="text">
      <style:text-properties fo:font-size="12pt" fo:language="en" fo:country="US" fo:font-weight="bold" officeooo:rsid="00012d94" style:font-name-asian="Times New Roman" style:font-size-asian="12pt" style:font-weight-asian="bold" style:font-name-complex="Times New Roman" style:font-size-complex="12pt"/>
    </style:style>
    <style:style style:name="T15" style:family="text">
      <style:text-properties fo:font-size="12pt" fo:language="en" fo:country="US" fo:font-weight="bold" officeooo:rsid="000f5c19" style:font-name-asian="Times New Roman" style:font-size-asian="12pt" style:font-weight-asian="bold" style:font-name-complex="Times New Roman" style:font-size-complex="12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2f57" style:font-weight-asian="bold" style:font-weight-complex="bold"/>
    </style:style>
    <style:style style:name="T19" style:family="text">
      <style:text-properties fo:font-weight="bold" officeooo:rsid="001d521c" style:font-weight-asian="bold" style:font-weight-complex="bold"/>
    </style:style>
    <style:style style:name="T20" style:family="text">
      <style:text-properties fo:color="#00000a" style:font-name-asian="Times New Roman" style:font-name-complex="Times New Roman"/>
    </style:style>
    <style:style style:name="T21" style:family="text">
      <style:text-properties fo:color="#00000a" fo:language="id" fo:country="ID" style:font-name-asian="Times New Roman" style:font-name-complex="Times New Roman"/>
    </style:style>
    <style:style style:name="T22" style:family="text">
      <style:text-properties fo:color="#00000a" fo:language="id" fo:country="ID" style:font-name-asian="Times New Roman" style:font-name-complex="Times New Roman" style:font-weight-complex="bold"/>
    </style:style>
    <style:style style:name="T23" style:family="text">
      <style:text-properties fo:color="#00000a" fo:language="id" fo:country="ID" officeooo:rsid="0005318d" style:font-name-asian="Times New Roman" style:font-name-complex="Times New Roman"/>
    </style:style>
    <style:style style:name="T24" style:family="text">
      <style:text-properties fo:color="#00000a" fo:font-size="12pt" fo:language="id" fo:country="ID" fo:font-weight="normal" officeooo:rsid="00036675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officeooo:rsid="001cb769"/>
    </style:style>
    <style:style style:name="T26" style:family="text">
      <style:text-properties fo:language="en" fo:country="US" officeooo:rsid="00012d94" style:font-name-asian="Times New Roman" style:font-name-complex="Times New Roman"/>
    </style:style>
    <style:style style:name="T27" style:family="text">
      <style:text-properties officeooo:rsid="001d521c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0cm" fo:min-width="5.436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draw:stroke-linejoin="round" draw:fill="none" draw:textarea-vertical-align="top" draw:auto-grow-height="false" fo:min-height="0cm" fo:min-width="5.461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14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000000" draw:stroke-linejoin="round" draw:fill="none" draw:textarea-vertical-align="top" draw:auto-grow-height="false" fo:min-height="0cm" fo:min-width="5.849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PENGESAHAN </text:span><text:span text:style-name="T3">PEMBIMBING DAN PENGUJI SIDANG </text:span></text:p>
      <text:p text:style-name="P1"/>
      <text:p text:style-name="P1"><draw:custom-shape text:anchor-type="paragraph" draw:z-index="0" draw:name="Frame2" draw:style-name="gr1" draw:text-style-name="P30" svg:width="11.946cm" svg:height="3.022cm" svg:x="2.528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24">Nama</text:p></loext:table-cell><loext:table-cell table:style-name="Table3.A1" office:value-type="string"><text:p text:style-name="P19"><text:span text:style-name="T20">: </text:span><text:span text:style-name="T22"><text:s/>Kuriyanto Adi Saputro</text:span></text:p></loext:table-cell></loext:table-row><loext:table-row table:style-name="Table3.1"><loext:table-cell table:style-name="Table3.A1" office:value-type="string"><text:p text:style-name="P24">Nomor Pokok Mahasiswa</text:p></loext:table-cell><loext:table-cell table:style-name="Table3.A1" office:value-type="string"><text:p text:style-name="P20"><text:span text:style-name="T20">: </text:span><text:span text:style-name="T24">1111172286</text:span></text:p></loext:table-cell></loext:table-row><loext:table-row table:style-name="Table3.1"><loext:table-cell table:style-name="Table3.A1" office:value-type="string"><text:p text:style-name="P24">Progran Studi</text:p></loext:table-cell><loext:table-cell table:style-name="Table3.A1" office:value-type="string"><text:p text:style-name="P24">: Teknik Informatika</text:p></loext:table-cell></loext:table-row><loext:table-row table:style-name="Table3.4"><loext:table-cell table:style-name="Table3.A1" office:value-type="string"><text:p text:style-name="P24">Jenjang Pendidikan</text:p></loext:table-cell><loext:table-cell table:style-name="Table3.A1" office:value-type="string"><text:p text:style-name="P19"><text:span text:style-name="T20">:</text:span><text:span text:style-name="T21"> </text:span><text:span text:style-name="T23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5"/>
      <text:p text:style-name="P11"><text:span text:style-name="T1">Judul </text:span><text:span text:style-name="T4">Skripsi</text:span><text:span text:style-name="T1"> :</text:span><text:span text:style-name="T2"> “</text:span><text:span text:style-name="T7">Remastering GNU/Linux dengan </text:span><text:span text:style-name="T8">U</text:span><text:span text:style-name="T10">buntu </text:span><text:span text:style-name="T11">C</text:span><text:span text:style-name="T10">ustomization </text:span><text:span text:style-name="T11">K</text:span><text:span text:style-name="T10">it</text:span><text:span text:style-name="T7"> untuk </text:span><text:span text:style-name="T9">M</text:span><text:span text:style-name="T7">ahasiswa </text:span><text:span text:style-name="T9">B</text:span><text:span text:style-name="T7">erbasis Xubuntu</text:span><text:span text:style-name="T16">”</text:span></text:p>
      <text:p text:style-name="P5"/>
      <text:p text:style-name="P4">Disetujui, <text:span text:style-name="T25">setelah di uji dan di pertahankan dalam Sidang dan Dinyatakan </text:span></text:p>
      <text:p text:style-name="P3">LULUS </text:p>
      <text:p text:style-name="P6">Pada hari <text:span text:style-name="T27">Jum’at Tanggal 28 Bulan <text:s/>September Tahun 2018 </text:span></text:p>
      <text:p text:style-name="P6">Oleh Dewan Penguji </text:p>
      <text:p text:style-name="P7"/>
      <text:p text:style-name="P8"><text:s text:c="5"/>Serang, <text:span text:style-name="T27">28</text:span> <text:span text:style-name="T1"><text:s/></text:span><text:span text:style-name="T5">September</text:span> 201<text:span text:style-name="T4">8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3"><draw:custom-shape text:anchor-type="paragraph" draw:z-index="3" draw:name="graphic1" draw:style-name="gr3" draw:text-style-name="P31" svg:width="5.961cm" svg:height="0.003cm" svg:x="6.189cm" svg:y="9.61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4" draw:name="graphic1" draw:style-name="gr4" draw:text-style-name="P31" svg:width="6.014cm" svg:height="0.003cm" svg:x="12.25cm" svg:y="9.66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5" draw:name="graphic2" draw:style-name="gr5" draw:text-style-name="P31" svg:width="6.351cm" svg:height="0.003cm" svg:x="6.045cm" svg:y="4.863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Pembimbing I </text:p>
            <text:p text:style-name="P12"/>
            <text:p text:style-name="P12"/>
            <text:p text:style-name="P12"/>
            <text:p text:style-name="P12"/>
            <text:p text:style-name="P12"/>
            <text:p text:style-name="P22"><text:span text:style-name="T14">Ed</text:span><text:span text:style-name="T15">y</text:span><text:span text:style-name="T14"> Nasri, S.Kom. M.Kom</text:span><text:span text:style-name="T13"> <text:s text:c="3"/></text:span></text:p>
            <text:p text:style-name="P22"><draw:custom-shape text:anchor-type="paragraph" draw:z-index="1" draw:name="graphic1" draw:style-name="gr2" draw:text-style-name="P31" svg:width="6.005cm" svg:height="0.006cm" svg:x="0cm" svg:y="0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14">NIDN : </text:span><text:span text:style-name="T12">0423037603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3">Pembimbing II</text:p>
            <text:p text:style-name="P12"/>
            <text:p text:style-name="P12"/>
            <text:p text:style-name="P12"/>
            <text:p text:style-name="P12"/>
            <text:p text:style-name="P12"/>
            <text:p text:style-name="P25">Rd. Kania, S.Sos, M.Kom</text:p>
            <text:p text:style-name="P23"><text:span text:style-name="T26">NIDN : </text:span><text:span text:style-name="T6">0422027408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>Penguji I</text:p>
            <text:p text:style-name="P14"/>
            <text:p text:style-name="P14"/>
            <text:p text:style-name="P14"/>
            <text:p text:style-name="P14"/>
            <text:p text:style-name="P17"><draw:custom-shape text:anchor-type="paragraph" draw:z-index="2" draw:name="graphic1" draw:style-name="gr2" draw:text-style-name="P31" svg:width="5.938cm" svg:height="0.003cm" svg:x="0.019cm" svg:y="0.416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Sutanto, S.Kom., M.Kom</text:p>
            <text:p text:style-name="P16"><text:span text:style-name="T17">NIDN :</text:span> <text:span text:style-name="T18">001447601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Penguji II</text:p>
            <text:p text:style-name="P14"/>
            <text:p text:style-name="P14"/>
            <text:p text:style-name="P14"/>
            <text:p text:style-name="P26"/>
            <text:p text:style-name="P28">Yul Hendra,S.Kom., M.Kom </text:p>
            <text:p text:style-name="P15"><text:span text:style-name="T17">NIDN :</text:span> <text:span text:style-name="T19">0116078004</text:span></text:p>
          </table:table-cell>
          <table:table-cell table:style-name="Table1.A1" office:value-type="string">
            <text:p text:style-name="P14">Penguji III</text:p>
            <text:p text:style-name="P14"/>
            <text:p text:style-name="P14"/>
            <text:p text:style-name="P14"/>
            <text:p text:style-name="P29"/>
            <text:p text:style-name="P27">Edy Nasri, S.Kom., M.Kom </text:p>
            <text:p text:style-name="P18">NIDN : 0423037603</text:p>
          </table:table-cell>
        </table:table-row>
      </table:table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5:32:06.464313674</meta:creation-date>
    <dc:date>2018-10-03T12:03:14.471254292</dc:date>
    <meta:editing-duration>PT6M38S</meta:editing-duration>
    <meta:editing-cycles>2</meta:editing-cycles>
    <meta:generator>LibreOffice/5.1.6.2$Linux_x86 LibreOffice_project/10m0$Build-2</meta:generator>
    <meta:document-statistic meta:table-count="2" meta:image-count="0" meta:object-count="0" meta:page-count="1" meta:paragraph-count="30" meta:word-count="110" meta:character-count="722" meta:non-whitespace-character-count="622"/>
  </office:meta>
</office:document-meta>
</file>